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2056" officeooo:paragraph-rsid="00182056"/>
    </style:style>
    <style:style style:name="P2" style:family="paragraph" style:parent-style-name="Standard">
      <style:paragraph-properties fo:text-align="start" style:justify-single-word="false"/>
      <style:text-properties officeooo:rsid="00182056" officeooo:paragraph-rsid="00182056"/>
    </style:style>
    <style:style style:name="P3" style:family="paragraph" style:parent-style-name="Standard">
      <style:paragraph-properties fo:text-align="center" style:justify-single-word="false"/>
      <style:text-properties officeooo:rsid="00182056" officeooo:paragraph-rsid="00182056"/>
    </style:style>
    <style:style style:name="P4" style:family="paragraph" style:parent-style-name="Standard">
      <style:paragraph-properties fo:text-align="start" style:justify-single-word="false"/>
      <style:text-properties officeooo:rsid="001b446d" officeooo:paragraph-rsid="001b446d"/>
    </style:style>
    <style:style style:name="P5" style:family="paragraph" style:parent-style-name="Standard">
      <style:paragraph-properties fo:text-align="start" style:justify-single-word="false"/>
      <style:text-properties officeooo:rsid="001b446d" officeooo:paragraph-rsid="001def0b"/>
    </style:style>
    <style:style style:name="P6" style:family="paragraph" style:parent-style-name="Standard">
      <style:paragraph-properties fo:text-align="start" style:justify-single-word="false"/>
      <style:text-properties officeooo:paragraph-rsid="001efaea"/>
    </style:style>
    <style:style style:name="P7" style:family="paragraph" style:parent-style-name="Standard">
      <style:paragraph-properties fo:text-align="start" style:justify-single-word="false"/>
      <style:text-properties style:text-underline-style="solid" style:text-underline-width="auto" style:text-underline-color="font-color" officeooo:rsid="001c4f9e" officeooo:paragraph-rsid="001c4f9e"/>
    </style:style>
    <style:style style:name="P8" style:family="paragraph" style:parent-style-name="Standard">
      <style:paragraph-properties fo:text-align="start" style:justify-single-word="false"/>
      <style:text-properties style:text-underline-style="solid" style:text-underline-width="auto" style:text-underline-color="font-color" officeooo:rsid="001def0b" officeooo:paragraph-rsid="001def0b"/>
    </style:style>
    <style:style style:name="P9" style:family="paragraph" style:parent-style-name="Standard">
      <style:paragraph-properties fo:text-align="start" style:justify-single-word="false"/>
      <style:text-properties style:text-underline-style="solid" style:text-underline-width="auto" style:text-underline-color="font-color" officeooo:rsid="001efaea" officeooo:paragraph-rsid="001efaea"/>
    </style:style>
    <style:style style:name="P10" style:family="paragraph" style:parent-style-name="Standard">
      <style:paragraph-properties fo:text-align="start" style:justify-single-word="false"/>
      <style:text-properties officeooo:rsid="001c4f9e" officeooo:paragraph-rsid="001c4f9e"/>
    </style:style>
    <style:style style:name="P11" style:family="paragraph" style:parent-style-name="Standard">
      <style:paragraph-properties fo:text-align="center" style:justify-single-word="false"/>
      <style:text-properties officeooo:rsid="001c4f9e" officeooo:paragraph-rsid="001c4f9e"/>
    </style:style>
    <style:style style:name="P12" style:family="paragraph" style:parent-style-name="Standard">
      <style:paragraph-properties fo:text-align="center" style:justify-single-word="false"/>
      <style:text-properties officeooo:rsid="001d3ec1" officeooo:paragraph-rsid="001d3ec1"/>
    </style:style>
    <style:style style:name="P13" style:family="paragraph" style:parent-style-name="Standard">
      <style:paragraph-properties fo:text-align="start" style:justify-single-word="false"/>
      <style:text-properties officeooo:rsid="001d3ec1" officeooo:paragraph-rsid="001d3ec1"/>
    </style:style>
    <style:style style:name="P14" style:family="paragraph" style:parent-style-name="Standard">
      <style:paragraph-properties fo:text-align="start" style:justify-single-word="false"/>
      <style:text-properties style:text-underline-style="none" officeooo:rsid="001def0b" officeooo:paragraph-rsid="001def0b"/>
    </style:style>
    <style:style style:name="P15" style:family="paragraph" style:parent-style-name="Standard">
      <style:paragraph-properties fo:text-align="start" style:justify-single-word="false"/>
      <style:text-properties style:text-underline-style="none" officeooo:rsid="001efaea" officeooo:paragraph-rsid="001efaea"/>
    </style:style>
    <style:style style:name="P16" style:family="paragraph" style:parent-style-name="Standard">
      <style:paragraph-properties fo:text-align="start" style:justify-single-word="false"/>
      <style:text-properties officeooo:rsid="001f3151" officeooo:paragraph-rsid="001f3151"/>
    </style:style>
    <style:style style:name="T1" style:family="text">
      <style:text-properties officeooo:rsid="001b446d"/>
    </style:style>
    <style:style style:name="T2" style:family="text">
      <style:text-properties style:text-underline-style="none"/>
    </style:style>
    <style:style style:name="T3" style:family="text">
      <style:text-properties officeooo:rsid="001c4f9e"/>
    </style:style>
    <style:style style:name="T4" style:family="text">
      <style:text-properties officeooo:rsid="001cc6a0"/>
    </style:style>
    <style:style style:name="T5" style:family="text">
      <style:text-properties officeooo:rsid="001d3ec1"/>
    </style:style>
    <style:style style:name="T6" style:family="text">
      <style:text-properties officeooo:rsid="001def0b"/>
    </style:style>
    <style:style style:name="T7" style:family="text">
      <style:text-properties officeooo:rsid="001efaea"/>
    </style:style>
    <style:style style:name="T8" style:family="text">
      <style:text-properties fo:font-style="italic" style:font-style-asian="italic" style:font-style-complex="italic"/>
    </style:style>
    <style:style style:name="T9" style:family="text">
      <style:text-properties fo:font-style="italic" officeooo:rsid="001f3151" style:font-style-asian="italic" style:font-style-complex="italic"/>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1def0b"/>
    </style:style>
    <style:style style:name="T12" style:family="text">
      <style:text-properties style:text-underline-style="solid" style:text-underline-type="double"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onjour, voici notre read me : </text:p>
      <text:p text:style-name="P2"/>
      <text:p text:style-name="P6"><text:span text:style-name="T7">Pour pouvoir compiler et lancer le programme, il vous faudra suivre le chemin suivant /</text:span><text:span text:style-name="T9">Projet-main/Programme_Linux/Programme. </text:span></text:p>
      <text:p text:style-name="P16"><text:span text:style-name="T9"/></text:p>
      <text:p text:style-name="P16"><text:span text:style-name="T9">E</text:span><text:span text:style-name="T8">nsuite dans le terminale il faudra juste écrire ‘make’ puis ‘./projet.exe’ et le Programme se lancera. </text:span></text:p>
      <text:p text:style-name="P4"/>
      <text:p text:style-name="P4">Pour commencer, le robot medical vous <text:s/>acceuillera et vous demandera ce que vous voulez faire au chenile. Vous avez 5 possibilitées : <text:s text:c="10"/></text:p>
      <text:p text:style-name="P4"/>
      <text:p text:style-name="P4"><text:s text:c="66"/><text:span text:style-name="T6">0</text:span>)Rechercher un Animal .</text:p>
      <text:p text:style-name="P4"><text:tab/><text:tab/><text:tab/><text:tab/> <text:s text:c="18"/><text:span text:style-name="T6">1</text:span>)Adopter un Animal.</text:p>
      <text:p text:style-name="P5"><text:tab/><text:tab/><text:tab/><text:tab/> <text:s text:c="18"/><text:span text:style-name="T6">2</text:span>)Ajouter un Animal au refuge. <text:s/></text:p>
      <text:p text:style-name="P5"><text:s text:c="66"/><text:span text:style-name="T6">3</text:span>)Afficher le regsitre du chenyle.</text:p>
      <text:p text:style-name="P4"><text:tab/><text:tab/><text:tab/><text:tab/><text:tab/> <text:s text:c="6"/><text:span text:style-name="T6">4)Acceder au Programme de nettoyage. </text:span></text:p>
      <text:p text:style-name="P4"><text:s text:c="66"/>5) Quitter le refuge. </text:p>
      <text:p text:style-name="P4"><text:span text:style-name="T11">0</text:span><text:span text:style-name="T10">)RECHERCHER ANIMAL :</text:span></text:p>
      <text:p text:style-name="P1">D<text:span text:style-name="T1">ans la fonction rechercher un animal, le responsable des comptes va s’occuper de vous. Il vous demandera quelle animal vous voulez rechercher par trois moyen possible</text:span><text:span text:style-name="T3">s : </text:span></text:p>
      <text:p text:style-name="P1"/>
      <text:p text:style-name="P3"><text:span text:style-name="T3">1) Le Nom</text:span></text:p>
      <text:p text:style-name="P11"><text:s text:c="14"/>2)l’age de l’animal </text:p>
      <text:p text:style-name="P11">3) l’espèce</text:p>
      <text:p text:style-name="P11"/>
      <text:p text:style-name="P10">Il y a la possibilite de combiné deux critères de recherche pour accelerer le processus de recherche. </text:p>
      <text:p text:style-name="P10">Si l’animal est trouvé son dossier vous sera afficher et on vous proposera de l’adopter si vous le souhaiter . </text:p>
      <text:p text:style-name="P10"/>
      <text:p text:style-name="P7"><text:span text:style-name="T6">1</text:span>)ADOPTER UN ANIMAL :</text:p>
      <text:p text:style-name="P10">D<text:span text:style-name="T4">ans la fonction adpoter un animal, Mando s’ocupera de vous. Il vous demandera l’ID de l’animal que vous rechercher. Il est conseiller d’avoir lu le registre du chenyle afin d’avoir le bon ID. Si l’ID est introuvable et vous serez rediriger vers le menu principal. Si l’ID est trouvé dans la base de donnée, Mando vous demanderas de quel camps <text:s/>intergalactique vous venez. Trois choix vous seront proposer : <text:s text:c="2"/></text:span></text:p>
      <text:p text:style-name="P11"><text:span text:style-name="T4"><text:s text:c="4"/>1) </text:span><text:span text:style-name="T5">l’Empire.</text:span></text:p>
      <text:p text:style-name="P12"><text:s text:c="12"/>2)La République.</text:p>
      <text:p text:style-name="P12">3) Autres.</text:p>
      <text:p text:style-name="P13">Cas de l’Empire : </text:p>
      <text:p text:style-name="P13"/>
      <text:p text:style-name="P13">Si vous venez de l’Empire aucune adoption ne vous sera accordé et les autoritées républicaines seront appelé. </text:p>
      <text:p text:style-name="P13"/>
      <text:p text:style-name="P13">Cas de la République :</text:p>
      <text:p text:style-name="P13"/>
      <text:p text:style-name="P13">Si vous êtes de la République l’adoption vous sera accordé sauf pour une espèce (ZILLO BEAST ). Car c’est l’espece la plus dangereuse de la galaxie.</text:p>
      <text:p text:style-name="P13"/>
      <text:p text:style-name="P13">Cas Autres : Si vous choisissez ce cas Mando vous demandera votre titre ou nom (chasseur_de_prime/ Yoda ) ,ce sont vos seuls choix. Le titre de chasseur de prime a les m<text:span text:style-name="T6">ê</text:span>mes droits d’adoption que les républicains. </text:p>
      <text:p text:style-name="P13">Si vous vous identifiez comme Yoda <text:span text:style-name="T6">vous aurez tous les droits d’adoption. </text:span></text:p>
      <text:p text:style-name="P8"><text:soft-page-break/></text:p>
      <text:p text:style-name="P8">2)AJOUTER UN ANIMAL DANS LE REFUGE :</text:p>
      <text:p text:style-name="P14"/>
      <text:p text:style-name="P8"><text:span text:style-name="T2">Pour ajouter un Animal Watto s’en charge ! Vous devrez remplire le formulaire du refuge en donnant un Nom , son Espece, sa date de naissance (Attention nous somme en 3026 donc aucune date de naissance en dessous de 2876 de sera accepter et devra être rentré sous forme jj/mm/aaaa ! ), son Poids et vous aurez le choix de mettre une remarque a propos de l’animal . </text:span></text:p>
      <text:p text:style-name="P8"><text:span text:style-name="T2"/></text:p>
      <text:p text:style-name="P8">3)AFFICHER LE REGISTRE DU CHENYLE : </text:p>
      <text:p text:style-name="P15">Le responsable des comptes sera la pour vous aider ! Il vous affichera les comptes du chenyle de l’espece la plus nombreuse à la plus petite dans le chenyle. Vous devrez renseignez l’espece rechercher. </text:p>
      <text:p text:style-name="P15">Il vous affichera alors une photo representant l’espece de l’animal ainsi que les dossiers de tous les membres de cet espece dans le chenyle. </text:p>
      <text:p text:style-name="P15">Et une proposition d’adoption vous sera donnez. </text:p>
      <text:p text:style-name="P15"/>
      <text:p text:style-name="P9">4)PROGRAMME DE NETTOYAGE : </text:p>
      <text:p text:style-name="P15">Le responsable de l’entretiens vous affichera l’emplois du temps pour le nettoyage.</text:p>
      <text:p text:style-name="P15">Avec le jour, l’espece, le temps qu’on prend pour nettoyer un individu et le temps totale de l’espece. Et un commentaire qui permet de s’adapter a chaque espece . </text:p>
      <text:p text:style-name="P15"/>
      <text:p text:style-name="P9">5)QUITTER :</text:p>
      <text:p text:style-name="P15">Vous feras quitter le programme avec un petit message de au revoir .</text:p>
      <text:p text:style-name="P8"><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9T14:36:18.655518774</meta:creation-date>
    <dc:date>2025-05-09T16:18:24.665107710</dc:date>
    <meta:editing-duration>PT9M3S</meta:editing-duration>
    <meta:editing-cycles>3</meta:editing-cycles>
    <meta:generator>LibreOffice/7.0.4.2$Linux_X86_64 LibreOffice_project/00$Build-2</meta:generator>
    <meta:document-statistic meta:table-count="0" meta:image-count="0" meta:object-count="0" meta:page-count="2" meta:paragraph-count="39" meta:word-count="546" meta:character-count="3540" meta:non-whitespace-character-count="2709"/>
  </office:meta>
</office:document-meta>
</file>